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ee177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sterLabel"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Sección1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Sección2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Sección3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Sección4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Sección5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Sección6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Sección7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9" text:anchor-type="page" text:anchor-page-number="1" svg:x="1.499cm" svg:y="25.352cm" svg:width="8.5cm" svg:height="4.999cm" draw:z-index="8">
        <draw:text-box>
          <text:section text:style-name="Sect1" text:name="Sección8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draw:frame draw:style-name="fr1" draw:name="Marco10" text:anchor-type="page" text:anchor-page-number="1" svg:x="11cm" svg:y="25.352cm" svg:width="8.5cm" svg:height="4.999cm" draw:z-index="9">
        <draw:text-box>
          <text:section text:style-name="Sect1" text:name="Sección9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A" text:database-name="Preguntas para la Bomba (respuestas)">&lt;A&gt;</text:database-display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10:32.347135482</meta:creation-date>
    <dc:date>2018-05-05T09:15:10.923786696</dc:date>
    <meta:editing-duration>PT2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0" meta:character-count="30" meta:non-whitespace-character-count="30"/>
  </office:meta>
</office:document-meta>
</file>